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3" style:family="paragraph" style:parent-style-name="Standard" style:list-style-name="L2">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style:text-underline-style="none" style:font-size-asian="14pt" style:font-size-complex="14pt"/>
    </style:style>
    <style:style style:name="T4" style:family="text">
      <style:text-properties fo:font-size="14pt" style:text-underline-style="none" fo:font-weight="bold" style:font-size-asian="14pt" style:font-weight-asian="bold" style:font-size-complex="14pt" style:font-weight-complex="bold"/>
    </style:style>
    <style:style style:name="T5"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s arrays</text:p>
      <text:p text:style-name="Standard"/>
      <text:p text:style-name="Standard"/>
      <text:p text:style-name="P2">Les arrays sont des structures de données, elle permettent d'organiser des données de façon ordonnée et leur utilisation générale est de regrouper des valeurs qui représentent une même chose (Par exemple les notes des élèves d'une classe).</text:p>
      <text:p text:style-name="P2"/>
      <text:p text:style-name="P2"/>
      <text:p text:style-name="P2">Pour créer un array de façon on utilisera simplement des crochets qui contiendront des valeurs séparées par des virgules.</text:p>
      <text:p text:style-name="P2"/>
      <text:p text:style-name="P1">monArray = [2, 4, 6, 8];</text:p>
      <text:p text:style-name="P2"/>
      <text:p text:style-name="P2">Dans cet array chacune des valeurs est attribuée à un index, c'est sa place dans l'array. Petite différence par rapport à tous les jours, on commencera à compter à partir de 0. Donc la valeur 2 est à l'index (ou place) 0 et la valeur 8 est à l'index 3.</text:p>
      <text:p text:style-name="P2">Avec l'index on peut soit récupérer une valeur se trouvant à un index soit y changer la valeur ou encore donner une valeur à un index encore non existant.</text:p>
      <text:p text:style-name="P2"/>
      <text:p text:style-name="P2"/>
      <text:p text:style-name="P7"><text:span text:style-name="T2">Pour récupérer une valeur à un index particulier en utilisant l'array précédemment attribué à la variable </text:span><text:span text:style-name="T4">monArray</text:span><text:span text:style-name="T2">:</text:span></text:p>
      <text:p text:style-name="P2"/>
      <text:p text:style-name="P1">monArray[0]; // Renvoie 2</text:p>
      <text:p text:style-name="P1">monArray[2]; // Renvoie 6</text:p>
      <text:p text:style-name="P1"/>
      <text:p text:style-name="P2">On utilise le nom de l'array suivi de l'index entre deux crochets.</text:p>
      <text:p text:style-name="P2"/>
      <text:p text:style-name="P2"/>
      <text:p text:style-name="P2">Pour changer une valeur d'un array:</text:p>
      <text:p text:style-name="P2"/>
      <text:p text:style-name="P1">monArray[1] = 13;</text:p>
      <text:p text:style-name="P1">monArray[3] = 47;</text:p>
      <text:p text:style-name="P1">console.log(monArray); // Affiche [2, 13, 6, 47]</text:p>
      <text:p text:style-name="P1"/>
      <text:p text:style-name="P2">On fera un réassignement comme habituellement mais en précisant l'index entre crochets juste après la variable qui contient l'array. On peut également utiliser cette écriture avec un index encore non-existant pour l'ajouter:</text:p>
      <text:p text:style-name="P2"/>
      <text:p text:style-name="P1">monArray[5] = 300;</text:p>
      <text:p text:style-name="P1">console.log(monArray); // Affiche [2, 13, 6, 47, &lt;1 empty slot&gt;, 300]</text:p>
      <text:p text:style-name="P2"/>
      <text:p text:style-name="P2"/>
      <text:p text:style-name="P2"/>
      <text:p text:style-name="P2"/>
      <text:p text:style-name="P2"><text:soft-page-break/></text:p>
      <text:p text:style-name="P2"/>
      <text:p text:style-name="P2">Notre 300 est bien apparu à l'index 5 mais quelque chose de spécial a eu lieu, on a dorénavant une valeur "&lt;1 empty slot&gt;" à l'index 4.</text:p>
      <text:p text:style-name="P8"><text:span text:style-name="T3">Cet index sera l'équivalent d'une valeur undefined généralement mais provoquera dans certains cas des comportements différents par exemple lors de l'utilisation de méthodes liées aux arrays. C'est pourquoi on préféra utiliser la méthode </text:span><text:span text:style-name="T4">push </text:span><text:span text:style-name="T3">reprise plus bas pour rajouter des éléments à la fin d'un array sans prendre le risque de se tromper et de laisser des "trous" dans l'array.</text:span></text:p>
      <text:p text:style-name="P2"/>
      <text:p text:style-name="P2"/>
      <text:p text:style-name="P7"><text:span text:style-name="T2">Il est possible de savoir la longueur d'un array grâce à son attribut </text:span><text:span text:style-name="T4">length</text:span><text:span text:style-name="T2">, pour ce faire on utilise l'array/le nom de l'array suivi d'un point et du mot </text:span><text:span text:style-name="T4">length</text:span><text:span text:style-name="T2">:</text:span></text:p>
      <text:p text:style-name="P2"/>
      <text:p text:style-name="P1">[1, 9, 2, 8, 3, 6].length // Renvoie 6, le nombre d'éléments de l'array</text:p>
      <text:p text:style-name="P1"/>
      <text:p text:style-name="P2">Modifier ce nombre a un impact directement sur l'array, si on augmente la valeur de <text:span text:style-name="T1">length</text:span> la longueur de l'array augmentera elle aussi et les nouvelles valeurs seront des "&lt;empty slots&gt;". Dans le cas contraire si <text:span text:style-name="T1">length</text:span> est réduite l'array perdra ses dernières valeurs pour arriver une nouvelle longueur équivalente à la valeur de <text:span text:style-name="T1">length</text:span>.</text:p>
      <text:p text:style-name="P2"/>
      <text:p text:style-name="P1">myArray = [1, 9, 2, 8, 3, 6];</text:p>
      <text:p text:style-name="P1">myArray.length = 8;</text:p>
      <text:p text:style-name="P1">console.log(myArray); // Renvoie [1, 9, 2, 8, 3, 6, &lt;2 empty slots&gt;]</text:p>
      <text:p text:style-name="P1">myArray.length = 4;</text:p>
      <text:p text:style-name="P1">console.log(myArray); // Renvoie [1, 9, 2, 8]</text:p>
      <text:p text:style-name="P2"/>
      <text:p text:style-name="P2"/>
      <text:p text:style-name="P2">Les principales utilisations de <text:span text:style-name="T1">length</text:span> sont dans le but d'indiquer à une boucle combien de fois elle doit tourner afin de passer sur chaque valeur d'un array et afin de récupérer la ou les dernières valeurs de cet array.</text:p>
      <text:p text:style-name="P2"/>
      <text:p text:style-name="P2"/>
      <text:p text:style-name="P2">Pour boucler sur les valeurs d'un array:</text:p>
      <text:p text:style-name="P2"/>
      <text:p text:style-name="P1">myArray = [10, 9, 8, 7, 6, 5];</text:p>
      <text:p text:style-name="P1">console.log(myArray.length); // Renvoie 6, il y a donc 6 éléments dans l'array</text:p>
      <text:p text:style-name="P1"/>
      <text:p text:style-name="P1">for (let i = 0; i &lt; myArray.length; i++) {</text:p>
      <text:p text:style-name="P1"><text:tab/>console.log(myArray[i]);</text:p>
      <text:p text:style-name="P1">}</text:p>
      <text:p text:style-name="P2"/>
      <text:p text:style-name="P8"><text:span text:style-name="T3">Ce code va passer sur chaque valeur de l'array et l'afficher. L'attribut </text:span><text:span text:style-name="T4">length </text:span><text:span text:style-name="T3">servira à boucler 6 fois en tout car la condition est équivalente dans notre cas à "i &lt; 6". Dans le </text:span></text:p>
      <text:p text:style-name="P2"><text:soft-page-break/></text:p>
      <text:p text:style-name="P2"/>
      <text:p text:style-name="P2">console.log "myArray[i]" utilise l'index "i" qui contiendra tour à tour les nombres de 0 à 5, donc les index de chacune des valeurs.</text:p>
      <text:p text:style-name="P2"/>
      <text:p text:style-name="P2"/>
      <text:p text:style-name="P2">Pour récupérer la valeur du dernier index d'un array de façon automatique:</text:p>
      <text:p text:style-name="P2"/>
      <text:p text:style-name="P1">myArray = [10, 9, 8, 7, 6, 5];</text:p>
      <text:p text:style-name="P1">console.log(myArray[myArray.length – 1]); // Affiche depuis l'array l'index qui est la longueur de l'array moins un (Car on commence à compter à partir de 0)</text:p>
      <text:p text:style-name="P2"/>
      <text:p text:style-name="P2"/>
      <text:p text:style-name="P2">A noter qu'il existe une syntaxe simplifiée pour une boucle for qui doit passer sur chaque élément d'un tableau ou d'un élément semblable à un tableau.</text:p>
      <text:p text:style-name="P2">Il s'agit du <text:span text:style-name="T1">for(nomVariable of Array)</text:span> qui consiste à passer tout à tour sur chacun des index du tableau et à attribuer leur valeur à la variable juste avant le <text:span text:style-name="T1">of</text:span> (si la variable n'existe pas elle sera créee et on peut limiter la portée de la variable avec les mot-clefs habituels <text:span text:style-name="T1">var, let, const</text:span>). Le désavantage comparé à une boucle normale for est qu'on n'a pas d'accès à l'index de l'élément actuel:</text:p>
      <text:p text:style-name="P1"/>
      <text:p text:style-name="P1">for (let x of [1, 3, 5, 7]) {</text:p>
      <text:p text:style-name="P1"><text:tab/>console.log(x);</text:p>
      <text:p text:style-name="P1">}</text:p>
      <text:p text:style-name="P1"/>
      <text:p text:style-name="P1">Affichera dans l'ordre les chiffre 1, 3, 5 et 7.</text:p>
      <text:p text:style-name="P1"/>
      <text:p text:style-name="P1"/>
      <text:p text:style-name="P2">Il existe également de nombreuses méthodes (une méthode est une fonction qui fait partie d'un objet, et les arrays sont des objets en Javascript) qui s'utilisent avec les arrays, en voici les plus utiles:</text:p>
      <text:p text:style-name="P2"/>
      <text:p text:style-name="P2"><text:a xlink:type="simple" xlink:href="https://developer.mozilla.org/fr/docs/Web/JavaScript/Reference/Objets_globaux/Array/isArray" text:style-name="Internet_20_link" text:visited-style-name="Visited_20_Internet_20_Link"><text:span text:style-name="Source_20_Text">Array.isArray(valeur)</text:span></text:a> : Cette méthode est différente de celles vues auparavant car elle utilise l'objet global <text:span text:style-name="T1">Array</text:span> suivi d'un point et de la méthode à la place de l'array avec lequel on travaille. Elle permettra de vérifier si une valeur fournie est bien un array ou pas en retournant un booléen <text:span text:style-name="T1">true</text:span> ou <text:span text:style-name="T1">false</text:span>.</text:p>
      <text:p text:style-name="P2"/>
      <text:p text:style-name="P1">Array.isArray([9, 18, 27]); // Renvoie <text:span text:style-name="T9">true</text:span></text:p>
      <text:p text:style-name="P2"/>
      <text:p text:style-name="P1"><text:a xlink:type="simple" xlink:href="https://developer.mozilla.org/fr/docs/Web/JavaScript/Reference/Objets_globaux/Array/pop" text:style-name="Internet_20_link" text:visited-style-name="Visited_20_Internet_20_Link"><text:span text:style-name="Source_20_Text"><text:span text:style-name="T8">Array.prototype.pop()</text:span></text:span></text:a><text:span text:style-name="T8"> : Les méthodes qui sont écrites avec "prototype" dans les manuels font référence au fait que l'on doit utiliser notre objet (donc notre array dans ce cas) suivi d'un point, de la méthode voulue comme on l'a fait jusqu'à présent.</text:span></text:p>
      <text:p text:style-name="P2"/>
      <text:p text:style-name="P1"><text:span text:style-name="T8">La méthode </text:span>pop<text:span text:style-name="T8"> permet de supprimer le dernier élément de l'array et de renvoyer cette valeur.</text:span></text:p>
      <text:p text:style-name="P2"><text:soft-page-break/></text:p>
      <text:p text:style-name="P1">myArray = [9, 18, 27];</text:p>
      <text:p text:style-name="P1">myArray.pop(); // Renvoie 27</text:p>
      <text:p text:style-name="P1">console.log(myArray); // Affiche [9, 18];</text:p>
      <text:p text:style-name="P1"/>
      <text:p text:style-name="P2"><text:a xlink:type="simple" xlink:href="https://developer.mozilla.org/fr/docs/Web/JavaScript/Reference/Objets_globaux/Array/push" text:style-name="Internet_20_link" text:visited-style-name="Visited_20_Internet_20_Link"><text:span text:style-name="Source_20_Text">Array.prototype.push()</text:span></text:a> : La méthode <text:span text:style-name="T1">push </text:span>prend un ou plusieurs arguments et les ajoute à la fin de l'array utilisé. Renvoie la nouvelle longueur du tableau.</text:p>
      <text:p text:style-name="P2"/>
      <text:p text:style-name="P1">myArray = [9, 18, 27];</text:p>
      <text:p text:style-name="P1">myArray.push(36, 45); // Renvoie 5</text:p>
      <text:p text:style-name="P1">console.log(myArray); // Affiche [9, 18, 27, 36, 45]</text:p>
      <text:p text:style-name="P1"/>
      <text:p text:style-name="P1"><text:a xlink:type="simple" xlink:href="https://developer.mozilla.org/fr/docs/Web/JavaScript/Reference/Objets_globaux/Array/shift" text:style-name="Internet_20_link" text:visited-style-name="Visited_20_Internet_20_Link"><text:span text:style-name="Source_20_Text"><text:span text:style-name="T8">Array.prototype.shift()</text:span></text:span></text:a><text:span text:style-name="T8"> :</text:span> <text:span text:style-name="T8">La méthode </text:span>shift<text:span text:style-name="T8"> est la méthode inverse de </text:span>pop<text:span text:style-name="T8">, elle supprime la première valeur de l'array spécifié et retourne cette valeur.</text:span></text:p>
      <text:p text:style-name="P2"/>
      <text:p text:style-name="P1">myArray = [9, 18, 27];</text:p>
      <text:p text:style-name="P1">myArray.shift(); // Renvoie 9</text:p>
      <text:p text:style-name="P1">console.log(myArray); // Affiche [18, 27]</text:p>
      <text:p text:style-name="P1"/>
      <text:p text:style-name="P1"><text:a xlink:type="simple" xlink:href="https://developer.mozilla.org/fr/docs/Web/JavaScript/Reference/Objets_globaux/Array/unshift" text:style-name="Internet_20_link" text:visited-style-name="Visited_20_Internet_20_Link"><text:span text:style-name="Source_20_Text"><text:span text:style-name="T8">Array.prototype.unshift()</text:span></text:span></text:a><text:span text:style-name="T8"> :</text:span> <text:span text:style-name="T8">Et voici la méthode opposée à </text:span>push<text:span text:style-name="T8">. Les arguments fournis à </text:span>unshift<text:span text:style-name="T8"> seront rajoutés au début de l'array et la nouvelle longueur de l'array sera renvoyée.</text:span></text:p>
      <text:p text:style-name="P2"/>
      <text:p text:style-name="P1">myArray = [9, 18, 27];</text:p>
      <text:p text:style-name="P1">myArray.unshift(36, 45); // Renvoie 5</text:p>
      <text:p text:style-name="P1">console.log(myArray); // Affiche [36, 45, 9, 18, 27]</text:p>
      <text:p text:style-name="P1"/>
      <text:p text:style-name="P1"><text:a xlink:type="simple" xlink:href="https://developer.mozilla.org/fr/docs/Web/JavaScript/Reference/Objets_globaux/Array/reverse" text:style-name="Internet_20_link" text:visited-style-name="Visited_20_Internet_20_Link"><text:span text:style-name="Source_20_Text"><text:span text:style-name="T8">Array.prototype.reverse()</text:span></text:span></text:a><text:span text:style-name="T8"> : La méthode </text:span>reverse<text:span text:style-name="T8"> inverse l'ordre des éléments du tableau et renvoie ce tableau modifié.</text:span></text:p>
      <text:p text:style-name="P2"/>
      <text:p text:style-name="P1">myArray = [9, 18, 27];</text:p>
      <text:p text:style-name="P1">myArray.reverse(); // Renvoie [27, 18, 9]</text:p>
      <text:p text:style-name="P1">console.log(myArray); // Affiche [27, 18, 9]</text:p>
      <text:p text:style-name="P1"/>
      <text:p text:style-name="P1"><text:a xlink:type="simple" xlink:href="https://developer.mozilla.org/fr/docs/Web/JavaScript/Reference/Objets_globaux/Array/splice" text:style-name="Internet_20_link" text:visited-style-name="Visited_20_Internet_20_Link"><text:span text:style-name="Source_20_Text"><text:span text:style-name="T8">Array.prototype.splice()</text:span></text:span></text:a><text:span text:style-name="T8"> : La méthode </text:span>splice<text:span text:style-name="T8"> permet de supprimer ou de rajouter des éléments dans un tableau à partir d'un index précis.</text:span></text:p>
      <text:p text:style-name="P2">Elle peut prendre de multiples arguments: </text:p>
      <text:list xml:id="list5327612887161123159" text:style-name="L1">
        <text:list-item>
          <text:p text:style-name="P10">D'abord l'index de début à partir duquel l'array sera modifié</text:p>
        </text:list-item>
        <text:list-item>
          <text:p text:style-name="P12"><text:span text:style-name="T8">Ensuite le nombre d'éléments à supprimer à partir de cet index. </text:span><text:span text:style-name="T10">Attention si aucune valeur n'est fournie </text:span><text:span text:style-name="T9">splice</text:span><text:span text:style-name="T10"> supprimera tous les éléments à partir de l'index de départ !</text:span></text:p>
        </text:list-item>
        <text:list-item>
          <text:p text:style-name="P10">Finalement et optionnellement un nombre variables d'éléments à rajouter à cette même position.</text:p>
        </text:list-item>
      </text:list>
      <text:p text:style-name="P2">La méthode retourne un array contenant tous les éléments supprimés.</text:p>
      <text:p text:style-name="P2"><text:soft-page-break/></text:p>
      <text:p text:style-name="P1">myArray = [9, 18, 27];</text:p>
      <text:p text:style-name="P1">myArray.splice(1, 1, 13, 17, 21); // Retourne [18]</text:p>
      <text:p text:style-name="P1">console.log(myArray); // Affiche [9, 13, 17, 21, 27]</text:p>
      <text:p text:style-name="P2"/>
      <text:p text:style-name="P2"><text:a xlink:type="simple" xlink:href="https://developer.mozilla.org/fr/docs/Web/JavaScript/Reference/Objets_globaux/Array/includes" text:style-name="Internet_20_link" text:visited-style-name="Visited_20_Internet_20_Link"><text:span text:style-name="Source_20_Text">Array.prototype.includes()</text:span></text:a> : Avec la méthode <text:span text:style-name="T1">includes</text:span> on peut savoir si une valeur est présente dans un array. Elle prend un argument obligatoire et un optionnel, d'abord on lui passe la valeur à rechercher et si besoin l'index à partir duquel commencer à la recherche. Le booléen <text:span text:style-name="T1">true </text:span>ou <text:span text:style-name="T1">false</text:span> est renvoyé.</text:p>
      <text:p text:style-name="P2"/>
      <text:p text:style-name="P1">myArray = [9, 18, 27];</text:p>
      <text:p text:style-name="P1">myArray.includes(18); // Renvoie <text:span text:style-name="T9">true</text:span></text:p>
      <text:p text:style-name="P1">myArray.includes(18, 2); // Renvoie <text:span text:style-name="T9">false</text:span> car on cherche à partir de l'index 2</text:p>
      <text:p text:style-name="P2"/>
      <text:p text:style-name="P2"><text:a xlink:type="simple" xlink:href="https://developer.mozilla.org/fr/docs/Web/JavaScript/Reference/Objets_globaux/Array/indexOf" text:style-name="Internet_20_link" text:visited-style-name="Visited_20_Internet_20_Link"><text:span text:style-name="Source_20_Text">Array.prototype.indexOf()</text:span></text:a> : Comparée à <text:span text:style-name="T1">includes</text:span> la méthode <text:span text:style-name="T1">indexOf</text:span> va permettre de récupérer l'index d'une valeur si elle est présente dans l'array ou renverra la valeur -1 si non-présente. Elle prend les mêmes arguments c'est à dire d'abord la valeur à trouver et optionnellement un index à partir duquel chercher.</text:p>
      <text:p text:style-name="P2"/>
      <text:p text:style-name="P1">myArray = [9, 18, 27];</text:p>
      <text:p text:style-name="P1">myArray.indexOf(18); // Renvoie 1</text:p>
      <text:p text:style-name="P1">myArray.indexOf(18, 2); // Renvoie -1 car on cherche à partir de l'index 2</text:p>
      <text:p text:style-name="P1"/>
      <text:p text:style-name="P1">Attention lors de l'utilisation avec les conditions ! Cette méthode peut retourner 0 si la valeur se trouve à cet index et 0 est une valeur falsy.</text:p>
      <text:p text:style-name="P2"/>
      <text:p text:style-name="P2"><text:a xlink:type="simple" xlink:href="https://developer.mozilla.org/fr/docs/Web/JavaScript/Reference/Objets_globaux/Array/join" text:style-name="Internet_20_link" text:visited-style-name="Visited_20_Internet_20_Link"><text:span text:style-name="Source_20_Text">Array.prototype.join()</text:span></text:a> : La méthode <text:span text:style-name="T1">join</text:span> nous retourne une string à partir de l'array en précisant quel sera le séparateur entre chaque élément de l'array. La <text:span text:style-name="T9">valeur par défaut du séparateur est la virgule</text:span> mais on peut fournir en argument le séparateur souhaité.</text:p>
      <text:p text:style-name="P2"/>
      <text:p text:style-name="P1">myArray = [9, 18, 27];</text:p>
      <text:p text:style-name="P1">myArray.join(); // Renvoie '9,18,27'</text:p>
      <text:p text:style-name="P1">myArray.join(' || '); // Renvoie '9 || 18 || 27'</text:p>
      <text:p text:style-name="P2"/>
      <text:p text:style-name="P2"><text:a xlink:type="simple" xlink:href="https://developer.mozilla.org/fr/docs/Web/JavaScript/Reference/Objets_globaux/Array/slice" text:style-name="Internet_20_link" text:visited-style-name="Visited_20_Internet_20_Link"><text:span text:style-name="Source_20_Text">Array.prototype.slice()</text:span></text:a> : Cette méthode <text:span text:style-name="T1">slice</text:span> permet copier une partie d'un array et renvoie cette copie. Elle prend deux arguments facultatifs, l'index de début et l'index de fin. Si non précisés le début et la fin de l'array seront utilisés. La valeur à l'index de début est inclue mais celle de l'index de fin <text:span text:style-name="T9">ne l'est pas !</text:span></text:p>
      <text:p text:style-name="P2"/>
      <text:p text:style-name="P1">myArray = [9, 18, 27];</text:p>
      <text:p text:style-name="P1">myArray.slice(1); // Renvoie [18, 27] index de fin absent -&gt; fin de l'array</text:p>
      <text:p text:style-name="P1">myArray.slice(1, 2); // Renvoie [18] car on s'arrête sans inclure l'index de fin</text:p>
      <text:p text:style-name="P1">console.log(myArray); // Affiche [9, 18, 27], l'array n'est pas modifié</text:p>
      <text:p text:style-name="P2"><text:soft-page-break/></text:p>
      <text:p text:style-name="P2">A partir des méthodes ci-dessous c'est un peu différent, car chacune d'entre-elles va passer sur chaque élément tour à tour (dans l'ordre des index numériques) pour accomplir un but final qui dépendra de chaque méthode.</text:p>
      <text:p text:style-name="P2"/>
      <text:p text:style-name="P2">Mais de plus elles nécessiteront généralement un argument qui sera une fonction à effectuer sur chacun des éléments de l'array.</text:p>
      <text:p text:style-name="P2"/>
      <text:p text:style-name="P2">Cette fonction à donner en argument reçevra dans tous les cas 3 arguments, d'abord l'élément de l'array sur lequel cette fonction passe actuellement, ensuite l'index de cet élément, et au final l'array en lui-même. A noter que vous pouvez donner les noms de paramètres comme bon vous semble car vous écrirez la définition de la fonction et non son appel et que additionnellement il n'est pas nécessaire d'avoir 3 paramètres si vous en utiliserez moins que ça !</text:p>
      <text:p text:style-name="P2"/>
      <text:p text:style-name="P1">Ex: (element, indexElement, array) =&gt; { instructions à accomplir }</text:p>
      <text:p text:style-name="P1">element =&gt; { instructions à accomplir } // Utilise seulement le premier argument</text:p>
      <text:p text:style-name="P1"/>
      <text:p text:style-name="P1"/>
      <text:p text:style-name="P1"><text:a xlink:type="simple" xlink:href="https://developer.mozilla.org/fr/docs/Web/JavaScript/Reference/Objets_globaux/Array/forEach" text:style-name="Internet_20_link" text:visited-style-name="Visited_20_Internet_20_Link"><text:span text:style-name="Source_20_Text"><text:span text:style-name="T8">Array.prototype.forEach()</text:span></text:span></text:a><text:span text:style-name="T8"> : La méthode </text:span>forEach <text:span text:style-name="T8">prend obligatoirement un argument fonction qui sera appliqué à chaque élément dans l'array mais qui ne modifiera d'aucune façon cet array. </text:span></text:p>
      <text:p text:style-name="P1"><text:span text:style-name="T8">Si les boucles et </text:span>for (... of ...)<text:span text:style-name="T8"> n'étaient pas assez pour vous cet méthode vous sera utile. A noter tout de même que comparées aux autres </text:span>forEach<text:span text:style-name="T8"> ne peut pas être interrompue avec un </text:span>break<text:span text:style-name="T8"> !</text:span></text:p>
      <text:p text:style-name="P2"/>
      <text:p text:style-name="P1">myArray = [9, 18, 27];</text:p>
      <text:p text:style-name="P1">myArray.forEach( e =&gt; {console.log(e * 2)} ); // Affichera 18, 36, 54</text:p>
      <text:p text:style-name="P1">console.log(myArray); // Affiche [9, 18, 27], l'array n'est pas modifié</text:p>
      <text:p text:style-name="P2"/>
      <text:p text:style-name="P1"><text:a xlink:type="simple" xlink:href="https://developer.mozilla.org/fr/docs/Web/JavaScript/Reference/Objets_globaux/Array/map" text:style-name="Internet_20_link" text:visited-style-name="Visited_20_Internet_20_Link"><text:span text:style-name="Source_20_Text"><text:span text:style-name="T8">Array.prototype.map()</text:span></text:span></text:a><text:span text:style-name="T8"> : Dans la même veine que </text:span>forEach<text:span text:style-name="T8"> mais dans ce cas </text:span>map <text:span text:style-name="T8">renverra un nouvel array avec toutes les valeurs retournées par la fonction fournie à la méthode. L'array de base n'est pas changé.</text:span></text:p>
      <text:p text:style-name="P2"/>
      <text:p text:style-name="P1">myArray = [9, 18, 27];</text:p>
      <text:p text:style-name="P1">myNewArray = myArray.map( e =&gt; {return e * 2} );</text:p>
      <text:p text:style-name="P1">console.log(myNewArray); // Affiche [18, 36, 54], c'est un nouvel array</text:p>
      <text:p text:style-name="P1">console.log(myArray); // Affiche [9, 18, 27], l'array de base n'est pas changé</text:p>
      <text:p text:style-name="P2"/>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soft-page-break/><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text:span></text:a></text:p>
      <text:p text:style-name="P1"><text:a xlink:type="simple" xlink:href="https://developer.mozilla.org/fr/docs/Web/JavaScript/Reference/Objets_globaux/Array/find" text:style-name="Internet_20_link" text:visited-style-name="Visited_20_Internet_20_Link"><text:span text:style-name="Source_20_Text"><text:span text:style-name="T8">Array.prototype.find()</text:span></text:span></text:a><text:span text:style-name="T8"> : La méthode </text:span>find<text:span text:style-name="T8"> permet de trouver la première valeur dans un array qui valide une fonction de validation (fonction à fournir en argument et qui doit renvoyer </text:span><text:span text:style-name="T9">true</text:span><text:span text:style-name="T8"> ou </text:span><text:span text:style-name="T9">false</text:span><text:span text:style-name="T8"> ou valeur équivalente).</text:span></text:p>
      <text:p text:style-name="P1"><text:span text:style-name="T8">Elle s'arrête immédiatement de tourner dès qu'elle tombe sur une valeur étant validée, la fonction de validation n'étant donc pas effectuée sur les éléments restants, et renvoie cette valeur. Si aucune valeur ne passe le test alors la méthode renvoie </text:span>undefined<text:span text:style-name="T8">.</text:span></text:p>
      <text:p text:style-name="P1"><text:span text:style-name="T8">Un autre différence avec les autres méthodes est que la méthode </text:span>find<text:span text:style-name="T8"> (et </text:span>findIndex<text:span text:style-name="T8">) font partie des rares méthodes à passer sur les emplacements vide ("empty slots") et que cela peut avoir un impact sur l'optimisation d'une solution.</text:span></text:p>
      <text:p text:style-name="P2"/>
      <text:p text:style-name="P1">MyArray = [9, 18, 27];</text:p>
      <text:p text:style-name="P1"/>
      <text:p text:style-name="P1">myArray.find( e =&gt; {return e % 2 === 0} );</text:p>
      <text:p text:style-name="P1">// Renvoit la valeur 18 car c'est la première (et la seule dans ce cas) valeur qui est un nombre pair</text:p>
      <text:p text:style-name="P1"/>
      <text:p text:style-name="P1">myArray.find( e =&gt; {return e % 4 === 0} );</text:p>
      <text:p text:style-name="P1">// Renvoit la valeur <text:span text:style-name="T9">undefined</text:span> car aucune valeur dans l'array n'est un nombre multiple de 4</text:p>
      <text:p text:style-name="P1"/>
      <text:p text:style-name="P1">La fonction fournie en argument renvoie <text:span text:style-name="T9">true</text:span> ou <text:span text:style-name="T9">false</text:span> grâce à l'opérateur de comparaison</text:p>
      <text:p text:style-name="P2"/>
      <text:p text:style-name="P1"><text:a xlink:type="simple" xlink:href="https://developer.mozilla.org/fr/docs/Web/JavaScript/Reference/Objets_globaux/Array/findIndex" text:style-name="Internet_20_link" text:visited-style-name="Visited_20_Internet_20_Link"><text:span text:style-name="Source_20_Text"><text:span text:style-name="T8">Array.prototype.findIndex()</text:span></text:span></text:a><text:span text:style-name="T8"> : Clone presque exacte de </text:span>find<text:span text:style-name="T8">, la méthode </text:span>findIndex<text:span text:style-name="T8"> renverra l'index de la valeur qui sera validée comme avant par une fonction fournie en argument. Dans le cas où aucune valeur n'est validée, </text:span>-1<text:span text:style-name="T8"> est renvoyé. Voir méthode </text:span>find<text:span text:style-name="T8"> pour toutes les informations.</text:span></text:p>
      <text:p text:style-name="P2"/>
      <text:p text:style-name="P1">MyArray = [9, 18, 27];</text:p>
      <text:p text:style-name="P1"/>
      <text:p text:style-name="P1">myArray.findIndex( e =&gt; {return e % 2 === 0} );</text:p>
      <text:p text:style-name="P1">// Renvoit l'index 1 car c'est l'index de la première (et seule) valeur qui est un nombre pair</text:p>
      <text:p text:style-name="P1"/>
      <text:p text:style-name="P1">myArray.findIndex( e =&gt; {return e % 4 === 0} );</text:p>
      <text:p text:style-name="P1"><text:span text:style-name="T8">// Renvoit un non-index </text:span><text:span text:style-name="T9">-1</text:span><text:span text:style-name="T8"> puisqu'aucune valeur dans l'array n'est un nombre multiple de 4</text:span></text:p>
      <text:p text:style-name="P2"/>
      <text:p text:style-name="P2"/>
      <text:p text:style-name="P2"/>
      <text:p text:style-name="P2"/>
      <text:p text:style-name="P2"/>
      <text:p text:style-name="P2"><text:soft-page-break/></text:p>
      <text:p text:style-name="P1"><text:a xlink:type="simple" xlink:href="https://developer.mozilla.org/fr/docs/Web/JavaScript/Reference/Objets_globaux/Array/filter" text:style-name="Internet_20_link" text:visited-style-name="Visited_20_Internet_20_Link"><text:span text:style-name="Source_20_Text"><text:span text:style-name="T8">Array.prototype.filter()</text:span></text:span></text:a><text:span text:style-name="T8"> : Cette méthode nécessite également une fonction en argument qui servira à valider des valeurs et </text:span>filter <text:span text:style-name="T8">renverra un nouvel array (donc l'array de départ ne subit aucune modification) contenant seulement les valeurs qui auront été validées.</text:span></text:p>
      <text:p text:style-name="P1"><text:span text:style-name="T8">Une valeur est considérée valide si la fonction retourne une valeur </text:span><text:span text:style-name="T9">true</text:span><text:span text:style-name="T8"> ou </text:span><text:span text:style-name="T9">truthy</text:span><text:span text:style-name="T8">.</text:span></text:p>
      <text:p text:style-name="P1"><text:span text:style-name="T8">Par opposition à </text:span>find<text:span text:style-name="T8"> et </text:span>findIndex<text:span text:style-name="T8">, </text:span>filter<text:span text:style-name="T8"> passera sur toutes les emplacements de l'array (qui ne sont pas des "empty slots").</text:span></text:p>
      <text:p text:style-name="P2"/>
      <text:p text:style-name="P1">myArray = [9, 18, 27];</text:p>
      <text:p text:style-name="P1">myNewArray.filter( e =&gt; {return e % 2} );</text:p>
      <text:p text:style-name="P1">console.log(myNewArray); // Affiche [9, 27]</text:p>
      <text:p text:style-name="P1">console.log(myArray); // Affiche [9, 18, 27]</text:p>
      <text:p text:style-name="P1"/>
      <text:p text:style-name="P1">L'instruction "e % 2" nous donne le modulo (reste d'une division entière) de l'élément par 2, les nombres impairs ont donc un reste de 1 ce qui est considéré comme une valeur <text:span text:style-name="T9">truthy</text:span>. (0 est considéré comme une valeur fausse et est donc filtré)</text:p>
      <text:p text:style-name="P1"/>
      <text:p text:style-name="P1"/>
      <text:p text:style-name="P2">Les deux dernières méthodes notées plus bas prennent également une fonction en premier argument mais ces fonctions sont assez spécifiques à la méthode en question et sont donc reprises à part.</text:p>
      <text:p text:style-name="P2"/>
      <text:p text:style-name="P1"><text:a xlink:type="simple" xlink:href="https://developer.mozilla.org/fr/docs/Web/JavaScript/Reference/Objets_globaux/Array/sort" text:style-name="Internet_20_link" text:visited-style-name="Visited_20_Internet_20_Link"><text:span text:style-name="Source_20_Text"><text:span text:style-name="T8">Array.prototype.sort()</text:span></text:span></text:a><text:span text:style-name="T8"> : La méthode </text:span>sort<text:span text:style-name="T8"> est une méthode pour ordonner un array. </text:span><text:span text:style-name="T9">Sera retourné l'array qui aura été modifié pour correspondre à l'ordre spécifié</text:span><text:span text:style-name="T8">.</text:span></text:p>
      <text:p text:style-name="P1"><text:span text:style-name="T8">En constraste à la plupart des méthodes qui passent sur les éléments d'un array, un argument fonction est </text:span><text:span text:style-name="T11">optionnel</text:span><text:span text:style-name="T13"> et si aucune fonction n'est fournie elle transformera chaque élément en chaîne de caractères pour les trier de manière similaire à un dictionnaire (Les strings sont triées par rapport à leur séquence en UTF-16).</text:span></text:p>
      <text:p text:style-name="P3"/>
      <text:p text:style-name="P3">Dans le cas où l'on veut un ordre de tri personnalisé on fera alors appel à la fonction en argument qui recevra elle-même 2 arguments, le premier élément à comparer et le deuxième élément à comparer.</text:p>
      <text:p text:style-name="P1"><text:span text:style-name="T13">Ensuite pour communiquer à la méthode </text:span><text:span text:style-name="T12">sort</text:span><text:span text:style-name="T13"> quel élément est plus grand ou plus petit on fera attention à ce que la bonne valeur soit retournée:</text:span></text:p>
      <text:p text:style-name="P3"/>
      <text:list xml:id="list834941026613696286" text:style-name="L2">
        <text:list-item>
          <text:p text:style-name="P13">Si on retourne une valeur plus petite que 0 le premier élément est considéré comme étant plus petit. (Et arrive donc le premier parmi les deux)</text:p>
        </text:list-item>
        <text:list-item>
          <text:p text:style-name="P13">Si on retourne une valeur plus grande que 0 le premier élément est considéré comme étant plus grand. (Arrive en dernier parmi les deux)</text:p>
        </text:list-item>
        <text:list-item>
          <text:p text:style-name="P13">Si la valeur retournée est 0 alors aucun changement dans l'ordre n'a lieu.</text:p>
        </text:list-item>
      </text:list>
      <text:p text:style-name="P3"/>
      <text:p text:style-name="P3"><text:soft-page-break/></text:p>
      <text:p text:style-name="P3"/>
      <text:p text:style-name="P7"><text:span text:style-name="T5">myArray = </text:span><text:span text:style-name="T6">['pomme', 'banane', 'poire', 'Pomme', 'Banane', 'Poire', 20,2, 9];</text:span></text:p>
      <text:p text:style-name="P4">myArray.sort();</text:p>
      <text:p text:style-name="P4">console.log(myArray); // Affiche [2, 20, 9, "Banane", "Poire", "Pomme", "banane", "poire", "pomme"] </text:p>
      <text:p text:style-name="P5"/>
      <text:p text:style-name="P5">L'array de départ est modifié et ordonne selon le code UTF-16. Ce qui en pratique correspond à la manière d'un dictionnaire – caractère par caractère - aux chiffres classés suivi par les mots en ordre alphabétique – majuscules en premières -</text:p>
      <text:p text:style-name="P5"/>
      <text:p text:style-name="P5">myArray = [28, 9, 94, 65, 34, 1, 6]</text:p>
      <text:p text:style-name="P5">myArray.sort( (a, b) =&gt; a – b);</text:p>
      <text:p text:style-name="P5">console.log(myArray); // Affiche [1, 6, 9, 28, 34, 65, 94]</text:p>
      <text:p text:style-name="P5"/>
      <text:p text:style-name="P5">myArray = [28, 9, 94, 65, 34, 1, 6]</text:p>
      <text:p text:style-name="P5">myArray.sort( (a, b) =&gt; b - a);</text:p>
      <text:p text:style-name="P5">console.log(myArray); // Affiche [94, 65, 34, 28, 9, 6, 1]</text:p>
      <text:p text:style-name="P5"/>
      <text:p text:style-name="P7"><text:span text:style-name="T6">Les deux derniers exemples permettent de trier des nombres par ordre croissant ou décroissant en jouant sur le fait que </text:span><text:span text:style-name="T7">sort</text:span><text:span text:style-name="T5"> classe l'élément </text:span><text:span text:style-name="T7">a</text:span><text:span text:style-name="T5"> en premier si on retourne un nombre inférieur à 0 et que tout calcul </text:span><text:span text:style-name="T7">a – b</text:span><text:span text:style-name="T5"> renverra un chiffre négative si </text:span><text:span text:style-name="T7">a</text:span><text:span text:style-name="T5"> est plus petit et donc un chiffre positif si </text:span><text:span text:style-name="T7">a</text:span><text:span text:style-name="T5"> est plus grand</text:span></text:p>
      <text:p text:style-name="P2"/>
      <text:p text:style-name="P1"><text:a xlink:type="simple" xlink:href="https://developer.mozilla.org/fr/docs/Web/JavaScript/Reference/Objets_globaux/Array/reduce" text:style-name="Internet_20_link" text:visited-style-name="Visited_20_Internet_20_Link"><text:span text:style-name="Source_20_Text"><text:span text:style-name="T8">Array.prototype.reduce()</text:span></text:span></text:a><text:span text:style-name="T8"> : Dans le cas où on a besoin de réduire un ensemble de valeurs à une seule valeur (valeur qui pourrait également être un array ou un objet) on utilisera la méthode </text:span>reduce<text:span text:style-name="T8"> à la laquelle on fournira une fonction en argument.</text:span></text:p>
      <text:p text:style-name="P2"/>
      <text:p text:style-name="P2">Cet fonction recevra automatiquement à chaque passage sur un élément les 4 arguments suivants: </text:p>
      <text:list xml:id="list3913898387580264463" text:style-name="L3">
        <text:list-item>
          <text:p text:style-name="P11">Un accumulateur, valeur servant à tenir en mémoire la valeur réduite le temps de faire le tour des éléments</text:p>
        </text:list-item>
        <text:list-item>
          <text:p text:style-name="P11">La valeur de l'élément actuel</text:p>
        </text:list-item>
        <text:list-item>
          <text:p text:style-name="P11">L'index de l'élément actuel</text:p>
        </text:list-item>
        <text:list-item>
          <text:p text:style-name="P11">L'array sur lequel on travaille</text:p>
        </text:list-item>
      </text:list>
      <text:p text:style-name="P2"/>
      <text:p text:style-name="P2">Les seules valeurs dont nous auront besoin au minimum sont l'accumulateur et la valeur de l'élément actuel.</text:p>
      <text:p text:style-name="P1"><text:span text:style-name="T8">La valeur renvoyée à chaque étape par la fonction argument sera la nouvelle valeur de l'accumulateur pour la prochaine étape. Cet accumulateur sera la valeur de retour de </text:span>reduce<text:span text:style-name="T8"> une fois qu'il n'y aura plus d'éléments restants. </text:span></text:p>
      <text:p text:style-name="P1"><text:span text:style-name="T8">Voici un exemple pour mieux cerner </text:span>reduce<text:span text:style-name="T8">.</text:span></text:p>
      <text:p text:style-name="P2"><text:soft-page-break/></text:p>
      <text:p text:style-name="P1">myArray = [1, 3, 5, 7];</text:p>
      <text:p text:style-name="P1">myArray.reduce( (acc, elem) =&gt; {return acc + elem} );</text:p>
      <text:p text:style-name="P1"/>
      <text:p text:style-name="P1">Sera renvoyé la valeur 16 car en passant tour à tour sur les éléments cela fait 1 + 3 + 5 + 7 =&gt; 16</text:p>
      <text:p text:style-name="P1"/>
      <text:p text:style-name="P2">En fait il y a un autre point important à savoir avec la méthode <text:span text:style-name="T1">reduce</text:span>, c'est que l'accumulateur prend de base la valeur du premier élément et la fonction de réduction n'est appelée qu'à partir du deuxième élément.</text:p>
      <text:p text:style-name="P2">Mais en réalité la méthode <text:span text:style-name="T1">reduce</text:span> peut prendre un second argument optionnel après celui de la fonction de réduction et il s'agit d'une valeur initiale pour l'accumulateur. Si une valeur de départ est fournie alors la fonction de réduction commencera au premier élément de l'array. </text:p>
      <text:p text:style-name="P2">Voilà deux exemples pour montrer la différence et en quoi cela est important.</text:p>
      <text:p text:style-name="P2"/>
      <text:p text:style-name="P1">myArray = [2, 4, 6, 8, 10];</text:p>
      <text:p text:style-name="P1">myArray.reduce( (acc, elem) =&gt; {return acc + (elem * 2)} );</text:p>
      <text:p text:style-name="P1"/>
      <text:p text:style-name="P1">Retourne 58 car l'accumulateur au départ vaudra 2 et la fonction ne sera appelée qu'à partir du second élément donc 2 + 8 + 12 + 16 + 20 =&gt; 58</text:p>
      <text:p text:style-name="P1"/>
      <text:p text:style-name="P1">myArray = [2, 4, 6, 8, 10];</text:p>
      <text:p text:style-name="P1">myArray.reduce( (acc, elem) =&gt; {return acc + (elem * 2)}, 0 );</text:p>
      <text:p text:style-name="P1"/>
      <text:p text:style-name="P1">Retourne 60 car ici on donne une valeur de départ à l'accumulateur qui vaudrait 0 initialement mais qui permettra à la fonction de réduction de s'effectuer sur le premier élément de l'array ce qui donne 0 + 4 + 8 + 12 + 16 + 20 = 60</text:p>
      <text:p text:style-name="P1"/>
      <text:p text:style-name="P2">Et pour clore cette section sur la méthode <text:span text:style-name="T1">reduce</text:span>, un dernier exemple qui montre une utilisation qui retourne un array.</text:p>
      <text:p text:style-name="P2"/>
      <text:p text:style-name="P1">myArray = [3, 14, 8, 7, 24, 33, 12];</text:p>
      <text:p text:style-name="P1">myArray.reduce( (acc, elem) =&gt; {</text:p>
      <text:p text:style-name="P1"><text:tab/>if (elem % 2) {</text:p>
      <text:p text:style-name="P1"><text:tab/><text:tab/>acc[1] += elem;</text:p>
      <text:p text:style-name="P1"><text:tab/>} else {</text:p>
      <text:p text:style-name="P1"><text:tab/><text:tab/>acc[0] += elem;</text:p>
      <text:p text:style-name="P1"><text:tab/>}</text:p>
      <text:p text:style-name="P1"><text:tab/>return acc;</text:p>
      <text:p text:style-name="P1">}, [0, 0] ); // Renvoie [58, 43]</text:p>
      <text:p text:style-name="P1"/>
      <text:p text:style-name="P1">Ici on cherche à renvoyer un array qui contiendra 2 éléments, la somme des chiffres pairs et la somme des chiffres impairs de l'array, à chaque étape on incrémente le bon élément dans l'accumulateur et on renvoie cet accumul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29M38S</meta:editing-duration>
    <meta:editing-cycles>76</meta:editing-cycles>
    <meta:generator>OpenOffice/4.1.7$Win32 OpenOffice.org_project/417m1$Build-9800</meta:generator>
    <dc:date>2021-01-25T16:26:15.44</dc:date>
    <meta:document-statistic meta:table-count="0" meta:image-count="0" meta:object-count="0" meta:page-count="10" meta:paragraph-count="185" meta:word-count="3198" meta:character-count="18656"/>
    <meta:user-defined meta:name="Info 1"/>
    <meta:user-defined meta:name="Info 2"/>
    <meta:user-defined meta:name="Info 3"/>
    <meta:user-defined meta:name="Info 4"/>
  </office:meta>
</office:document-meta>
</file>